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italic" fo:font-weight="normal" style:font-style-asian="italic"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WW8Num1">
      <style:paragraph-properties fo:text-align="justify" style:justify-single-word="false"/>
      <style:text-properties fo:font-weight="normal" style:font-weight-asian="normal" style:font-weight-complex="normal"/>
    </style:style>
    <style:style style:name="P5" style:family="paragraph" style:parent-style-name="Standard" style:list-style-name="WW8Num10">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1" text:outline-level="1">Analyse</text:h>
      <text:h text:style-name="Heading_20_2" text:outline-level="2">Formalisation démonstrative de concepts liés à un sport : Le volleyball</text:h>
      <text:p text:style-name="Text_20_body">Dans les exemples que nous avons choisis, nous n'avons concentré la modélisation sur un aspect particulier du sport. Le but étant de démontrer au mieux les possibilités génériques du language OWL, nous formaliserons donc partiellement quelques concepts du volleyball de compétition. Le volleyball est par ailleurs un choix complètement arbitraire, puisque la plupart des concepts abordés pourraient être applicables à n'importe quel sport de compétition, à l'exception peut être du nombre de joueurs qui composent une équipe.</text:p>
      <text:h text:style-name="Heading_20_2" text:outline-level="2">Diagramme de classes UML</text:h>
      <text:p text:style-name="Text_20_body">Nous avons commencé par différentier tous ces concepts par genre : CompétitionFéminine &amp; CompétitionMasculine. Remarquant la taille du diagramme multipliée par deux, nous avons finalement abandonné cette idée, d'autant plus qu'elle ne mettait pas assez en valeur les notions dont nous étions désireux de pointer du doigt.</text:p>
      <text:p text:style-name="Text_20_body">Pour des soucis de lisibilité, nous avons décidé de ne pas représenter les relations inverses pour chacuns des individus dans le diagramme ci-après. Ces propriétés sont néamoins implémentées dans notre ontologie.</text:p>
      <text:p text:style-name="Text_20_body">Dans le diagramme ci-dessous nous distinguons 4 classes mères :</text:p>
      <text:list xml:id="list18640465022" text:style-name="L1">
        <text:list-item>
          <text:p text:style-name="P6">Personne</text:p>
        </text:list-item>
        <text:list-item>
          <text:p text:style-name="P6">Equipe</text:p>
        </text:list-item>
        <text:list-item>
          <text:p text:style-name="P6">Competition</text:p>
        </text:list-item>
        <text:list-item>
          <text:p text:style-name="P6">Fédération</text:p>
        </text:list-item>
      </text:list>
      <text:p text:style-name="Text_20_body">Une Personne peut être Joueur ou Entraineur. Un Joueur peut devenir Entraineur en fin de carrière, mais ni l'inverse, ni le cumul des rôles n'est possible. </text:p>
      <text:p text:style-name="Text_20_body">Un Entraineur est assigné à une et une seule Equipe, qu'il s'agissent d'un Club ou d'une EquipeNationale.</text:p>
      <text:p text:style-name="Text_20_body">Un Joueur joue pour un et un seul Club à la fois et pour lequel portera un numéro. Si le Joueur est amené à joué en EquipeNationale, il ne pourra jouer qu'aux couleurs de son pays (même nationalité) et un nouveau numéro lui sera attribué. </text:p>
      <text:p text:style-name="Text_20_body">Un Joueur est classé selon sont âge, Joueur sera donc subdivisé en plusieurs sous-classes disjointes. Nous ferons abstraction des Cadet(te)s, Minimes, Benjamin(e)s, Poussin(e)s, Pupilles et Baby, la plupart non-éligibles à la compétition internationnale. Ce qui nous laisse 3 sous-classes : </text:p>
      <text:list xml:id="list2464133611" text:style-name="L2">
        <text:list-item>
          <text:p text:style-name="P7">16 ans &lt;= JoueurJunior &lt; 18 ans</text:p>
        </text:list-item>
        <text:list-item>
          <text:p text:style-name="P7">18 ans &lt;= JoueurEspoir &lt; 20 ans</text:p>
        </text:list-item>
        <text:list-item>
          <text:p text:style-name="P7">20 ans &lt;= JoueurSenior </text:p>
        </text:list-item>
      </text:list>
      <text:p text:style-name="Text_20_body"><text:soft-page-break/>Ce critère déterminera si le Joueur est elligible à rejoindre une EquipeJunior, une EquipeEspoir ou une EquipeSenior. Avec l'accord de son médecin, le Joueur a la possibilité d'être surclassé. Un JoueurJunior pourra donc jouer dans une EquipeEspoir, voire meme dans une EquipeSenior.</text:p>
      <text:p text:style-name="Text_20_body">Les Equipes s'affrontent toujours unes à unes, dans le cadre de match amicaux ou de Competion.</text:p>
      <text:p text:style-name="Text_20_body">Une Competition réunit un nombre défini d'Equipes de même classe : </text:p>
      <text:list xml:id="list1901787795" text:style-name="L3">
        <text:list-item>
          <text:p text:style-name="P8">CompetitionJunior → EquipeJunior</text:p>
        </text:list-item>
        <text:list-item>
          <text:p text:style-name="P8">CompetionEspoir → EquipeEspoir</text:p>
        </text:list-item>
        <text:list-item>
          <text:p text:style-name="P8">CompetionSenior → EquipeSenior</text:p>
        </text:list-item>
      </text:list>
      <text:p text:style-name="Text_20_body">Les Competitions se différencient également par leur échelle : </text:p>
      <text:list xml:id="list1177184166" text:style-name="L4">
        <text:list-item>
          <text:p text:style-name="P9">CompetionNationale à laquelle peut participer des Clubs d'une même nation</text:p>
        </text:list-item>
        <text:list-item>
          <text:p text:style-name="P9">CompetitionContinentale peut être distinctement : </text:p>
          <text:list>
            <text:list-item>
              <text:p text:style-name="P9">une Competition entre plusieurs pays d'un meme continent ou s'affrontent les EquipesNationnales</text:p>
            </text:list-item>
            <text:list-item>
              <text:p text:style-name="P9">ou une Competition entre les Clubs vainqueurs issues de plusieurs ligues nationales.</text:p>
            </text:list-item>
          </text:list>
        </text:list-item>
        <text:list-item>
          <text:p text:style-name="P9">CompetitionMondiale réunis des EquipesNationales de tous les horizons.</text:p>
        </text:list-item>
      </text:list>
      <text:p text:style-name="Text_20_body">Chacunes de ces Competitions sont régis par des organismes hiérarchiquement affiliés :</text:p>
      <text:list xml:id="list2027251759" text:style-name="L5">
        <text:list-item>
          <text:p text:style-name="P10">FederationNationale : Organise les CompetitionsNationales et affiliée à</text:p>
        </text:list-item>
        <text:list-item>
          <text:p text:style-name="P10">ConferderationContinentale : Organise les CompetitionsContinentales et affiliée à</text:p>
        </text:list-item>
        <text:list-item>
          <text:p text:style-name="P10">FederationMondiale : Organise les CompetitionsMondiales</text:p>
        </text:list-item>
      </text:list>
      <text:p text:style-name="Text_20_body"/>
      <text:p text:style-name="Text_20_body"><text:soft-page-break/><draw:frame draw:style-name="fr1" draw:name="graphics1" text:anchor-type="as-char" svg:y="-8.4819in" svg:width="6.9409in" svg:height="4.9693in" draw:z-index="0"><draw:image xlink:href="../../Desktop/jMJfr.jpg" xlink:type="simple" xlink:show="embed" xlink:actuate="onLoad"/></draw:frame></text:p>
      <text:p text:style-name="P3"/>
      <text:p text:style-name="P3"/>
      <text:list xml:id="list18640465021" text:style-name="WW8Num1">
        <text:list-item>
          <text:p text:style-name="P4">Description générale du sujet retenu</text:p>
        </text:list-item>
        <text:list-item>
          <text:p text:style-name="P4"><text:soft-page-break/>Modélisation des informations : on pourra donner un diagramme de classes UML et la description des axiomes (sous une forme au choix). </text:p>
        </text:list-item>
        <text:list-item>
          <text:p text:style-name="P4">Description des règles</text:p>
        </text:list-item>
      </text:list>
      <text:h text:style-name="Heading_20_1" text:outline-level="1">Implémentation sous Protégé de l’ontologie</text:h>
      <text:list xml:id="list84241021" text:continue-numbering="true" text:style-name="WW8Num1">
        <text:list-item>
          <text:p text:style-name="P4">Description de l’implémentation en OWL sur quelques éléments significatifs du schéma (le code complet sera donné uniquement sous forme d’un fichier .owl)</text:p>
        </text:list-item>
      </text:list>
      <text:h text:style-name="Heading_20_2" text:outline-level="2">Classes</text:h>
      <text:p text:style-name="Text_20_body">Joueur</text:p>
      <text:h text:style-name="Heading_20_2" text:outline-level="2">Sous-classes</text:h>
      <text:h text:style-name="Heading_20_2" text:outline-level="2">Les propriétés objet</text:h>
      <text:h text:style-name="Heading_20_2" text:outline-level="2">Les propriétés de données</text:h>
      <text:h text:style-name="Heading_20_1" text:outline-level="1">Requêtes SPARQL</text:h>
      <text:list xml:id="list1683346913" text:continue-numbering="true" text:style-name="WW8Num1">
        <text:list-item>
          <text:p text:style-name="P4">Quelques exemples de requêtes SPARQL sur le programme implémenté.</text:p>
        </text:list-item>
        <text:list-item>
          <text:p text:style-name="P4">Quelques exemples de résultats de l’exécution des règles</text:p>
        </text:list-item>
      </text:list>
      <text:h text:style-name="Heading_20_1" text:outline-level="1">Utilisation des outils de raisonnement - Pellet</text:h>
      <text:list xml:id="list246413361" text:style-name="WW8Num10">
        <text:list-item>
          <text:p text:style-name="P5">Description de la vérification de la consistance de l‘ontologie (avec différents exemples d’inconsistances).</text:p>
        </text:list-item>
        <text:list-item>
          <text:p text:style-name="P5">Explication du raisonnement par hypothèse du monde ouvert appliqué en logique de description avec des illustrations l’application proposée sur la modélisation.</text:p>
        </text:list-item>
      </text:list>
      <text:h text:style-name="Heading_20_1" text:outline-level="1">Bilan et Conclusion</text:h>
      <text:p text:style-name="P2"/>
      <text:p text:style-name="P1">PS : Il s’agit d’illustrer les concepts vus en CM/TD et TP. Il est inutile que l’ontologie soit trop volumineuse mais plutôt qu’elle mette en œuvre tous les outils/opérateurs du lang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Symbol" fo:font-size="11pt" style:font-size-asian="11pt" style:font-name-complex="Symbol" style:font-size-complex="11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4-02-27T20:44:01</meta:creation-date>
    <dc:date>2014-03-01T19:41:14</dc:date>
    <dc:creator>Ghislain Loaec</dc:creator>
    <meta:editing-duration>PT2H46M44S</meta:editing-duration>
    <meta:editing-cycles>9</meta:editing-cycles>
    <meta:generator>LibreOffice/3.5$Linux_X86_64 LibreOffice_project/350m1$Build-2</meta:generator>
    <meta:document-statistic meta:table-count="0" meta:image-count="1" meta:object-count="0" meta:page-count="4" meta:paragraph-count="54" meta:word-count="686" meta:character-count="4549" meta:non-whitespace-character-count="3933"/>
  </office:meta>
</office:document-meta>
</file>